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Standard">
      <style:text-properties fo:font-size="14pt" fo:font-style="italic" fo:font-weight="bold" officeooo:paragraph-rsid="00133d9f" style:font-size-asian="14pt" style:font-style-asian="italic" style:font-weight-asian="bold" style:font-size-complex="14pt" style:font-style-complex="italic" style:font-weight-complex="bold"/>
    </style:style>
    <style:style style:name="P3" style:family="paragraph" style:parent-style-name="Standard">
      <style:text-properties fo:font-size="14pt" fo:font-style="italic" fo:font-weight="bold" officeooo:rsid="00133d9f" officeooo:paragraph-rsid="00133d9f" style:font-size-asian="14pt" style:font-style-asian="italic" style:font-weight-asian="bold" style:font-size-complex="14pt" style:font-style-complex="italic" style:font-weight-complex="bold"/>
    </style:style>
    <style:style style:name="P4" style:family="paragraph" style:parent-style-name="Standard">
      <style:text-properties fo:font-size="14pt" fo:font-style="italic" fo:font-weight="bold" officeooo:rsid="001456c3" officeooo:paragraph-rsid="001456c3"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fo:font-weight="bold" officeooo:rsid="001456c3" officeooo:paragraph-rsid="00342ae7"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style="italic" fo:font-weight="bold" officeooo:rsid="001456c3" officeooo:paragraph-rsid="004282d0" style:font-size-asian="14pt" style:font-style-asian="italic" style:font-weight-asian="bold" style:font-size-complex="14pt" style:font-style-complex="italic" style:font-weight-complex="bold"/>
    </style:style>
    <style:style style:name="P7" style:family="paragraph" style:parent-style-name="Standard">
      <style:text-properties fo:font-size="14pt" fo:font-style="italic" fo:font-weight="bold" officeooo:rsid="001456c3" officeooo:paragraph-rsid="00447ff8" style:font-size-asian="14pt" style:font-style-asian="italic" style:font-weight-asian="bold" style:font-size-complex="14pt" style:font-style-complex="italic" style:font-weight-complex="bold"/>
    </style:style>
    <style:style style:name="P8" style:family="paragraph" style:parent-style-name="Standard">
      <style:text-properties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0" style:family="paragraph" style:parent-style-name="Standard">
      <style:text-properties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1" style:family="paragraph" style:parent-style-name="Standard">
      <style:text-properties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 style:family="paragraph" style:parent-style-name="Standard">
      <style:text-properties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 style:family="paragraph" style:parent-style-name="Standard">
      <style:text-properties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 style:family="paragraph" style:parent-style-name="Standard">
      <style:text-properties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5" style:family="paragraph" style:parent-style-name="Standard">
      <style:text-properties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8" style:family="paragraph" style:parent-style-name="Standard">
      <style:text-properties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0" style:family="paragraph" style:parent-style-name="Standard">
      <style:text-properties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normal" fo:font-weight="bold" officeooo:rsid="001456c3" officeooo:paragraph-rsid="004282d0"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24" style:family="paragraph" style:parent-style-name="Standard">
      <style:text-properties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rsid="001456c3" officeooo:paragraph-rsid="00593d2c" style:font-size-asian="14pt" style:font-style-asian="normal" style:font-weight-asian="bold" style:font-size-complex="14pt" style:font-style-complex="normal" style:font-weight-complex="bold"/>
    </style:style>
    <style:style style:name="P27" style:family="paragraph" style:parent-style-name="Standard">
      <style:text-properties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31" style:family="paragraph" style:parent-style-name="Standard">
      <style:text-properties fo:color="#c9211e"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32" style:family="paragraph" style:parent-style-name="Standard">
      <style:text-properties fo:color="#c9211e" loext:opacity="10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33" style:family="paragraph" style:parent-style-name="Standard">
      <style:text-properties fo:color="#c9211e" loext:opacity="10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34" style:family="paragraph" style:parent-style-name="Standard">
      <style:text-properties fo:color="#c9211e" loext:opacity="10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35" style:family="paragraph" style:parent-style-name="Standard">
      <style:text-properties fo:color="#c9211e" loext:opacity="10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36" style:family="paragraph" style:parent-style-name="Standard">
      <style:text-properties fo:color="#c9211e" loext:opacity="10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37" style:family="paragraph" style:parent-style-name="Standard">
      <style:text-properties fo:color="#c9211e"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38" style:family="paragraph" style:parent-style-name="Standard">
      <style:text-properties fo:color="#c9211e"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39" style:family="paragraph" style:parent-style-name="Standard">
      <style:text-properties fo:color="#c9211e"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40" style:family="paragraph" style:parent-style-name="Standard">
      <style:text-properties fo:color="#c9211e" loext:opacity="10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41" style:family="paragraph" style:parent-style-name="Standard">
      <style:text-properties fo:color="#c9211e"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42" style:family="paragraph" style:parent-style-name="Standard">
      <style:text-properties fo:color="#c9211e"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43" style:family="paragraph" style:parent-style-name="Standard">
      <style:text-properties fo:color="#c9211e"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44" style:family="paragraph" style:parent-style-name="Standard">
      <style:text-properties fo:color="#c9211e"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45" style:family="paragraph" style:parent-style-name="Standard">
      <style:text-properties fo:color="#c9211e"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46" style:family="paragraph" style:parent-style-name="Standard">
      <style:text-properties fo:color="#c9211e"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47" style:family="paragraph" style:parent-style-name="Standard">
      <style:text-properties fo:color="#c9211e"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48" style:family="paragraph" style:parent-style-name="Standard">
      <style:text-properties fo:color="#c9211e"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49" style:family="paragraph" style:parent-style-name="Standard">
      <style:text-properties style:use-window-font-color="true" loext:opacity="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50" style:family="paragraph" style:parent-style-name="Standard">
      <style:text-properties style:use-window-font-color="true" loext:opacity="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51" style:family="paragraph" style:parent-style-name="Standard">
      <style:text-properties style:use-window-font-color="true" loext:opacity="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52" style:family="paragraph" style:parent-style-name="Standard">
      <style:text-properties style:use-window-font-color="true" loext:opacity="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53" style:family="paragraph" style:parent-style-name="Standard">
      <style:text-properties style:use-window-font-color="true" loext:opacity="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54" style:family="paragraph" style:parent-style-name="Standard">
      <style:text-properties style:use-window-font-color="true" loext:opacity="0%"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55" style:family="paragraph" style:parent-style-name="Standard">
      <style:text-properties style:use-window-font-color="true" loext:opacity="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56" style:family="paragraph" style:parent-style-name="Standard">
      <style:text-properties style:use-window-font-color="true" loext:opacity="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57" style:family="paragraph" style:parent-style-name="Standard">
      <style:text-properties style:use-window-font-color="true" loext:opacity="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58" style:family="paragraph" style:parent-style-name="Standard">
      <style:text-properties style:use-window-font-color="true" loext:opacity="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59" style:family="paragraph" style:parent-style-name="Standard">
      <style:text-properties style:use-window-font-color="true" loext:opacity="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60" style:family="paragraph" style:parent-style-name="Standard">
      <style:text-properties style:use-window-font-color="true" loext:opacity="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61" style:family="paragraph" style:parent-style-name="Standard">
      <style:text-properties style:use-window-font-color="true" loext:opacity="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62" style:family="paragraph" style:parent-style-name="Standard">
      <style:text-properties style:use-window-font-color="true" loext:opacity="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63" style:family="paragraph" style:parent-style-name="Standard">
      <style:text-properties style:use-window-font-color="true" loext:opacity="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64" style:family="paragraph" style:parent-style-name="Standard">
      <style:text-properties style:use-window-font-color="true" loext:opacity="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65" style:family="paragraph" style:parent-style-name="Standard">
      <style:text-properties style:use-window-font-color="true" loext:opacity="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66" style:family="paragraph" style:parent-style-name="Standard">
      <style:text-properties style:use-window-font-color="true" loext:opacity="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67" style:family="paragraph" style:parent-style-name="Standard">
      <style:text-properties style:use-window-font-color="true" loext:opacity="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68" style:family="paragraph" style:parent-style-name="Standard">
      <style:text-properties style:use-window-font-color="true" loext:opacity="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69" style:family="paragraph" style:parent-style-name="Standard">
      <style:text-properties style:use-window-font-color="true" loext:opacity="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70" style:family="paragraph" style:parent-style-name="Standard">
      <style:text-properties style:use-window-font-color="true" loext:opacity="0%" fo:font-size="14pt" fo:font-style="normal" fo:font-weight="bold" officeooo:rsid="00161f12" officeooo:paragraph-rsid="00161f12" style:font-size-asian="14pt" style:font-style-asian="normal" style:font-weight-asian="bold" style:font-size-complex="14pt" style:font-style-complex="normal" style:font-weight-complex="bold"/>
    </style:style>
    <style:style style:name="P71" style:family="paragraph" style:parent-style-name="Standard">
      <style:text-properties style:use-window-font-color="true" loext:opacity="0%" fo:font-size="14pt" fo:font-style="normal" fo:font-weight="bold" officeooo:rsid="00161f12" officeooo:paragraph-rsid="00168c22" style:font-size-asian="14pt" style:font-style-asian="normal" style:font-weight-asian="bold" style:font-size-complex="14pt" style:font-style-complex="normal" style:font-weight-complex="bold"/>
    </style:style>
    <style:style style:name="P72" style:family="paragraph" style:parent-style-name="Standard">
      <style:text-properties style:use-window-font-color="true" loext:opacity="0%" fo:font-size="14pt" fo:font-style="normal" fo:font-weight="bold" officeooo:rsid="00161f12" officeooo:paragraph-rsid="0016d7dd" style:font-size-asian="14pt" style:font-style-asian="normal" style:font-weight-asian="bold" style:font-size-complex="14pt" style:font-style-complex="normal" style:font-weight-complex="bold"/>
    </style:style>
    <style:style style:name="P73" style:family="paragraph" style:parent-style-name="Standard">
      <style:text-properties style:use-window-font-color="true" loext:opacity="0%" fo:font-size="14pt" fo:font-style="normal" fo:font-weight="bold" officeooo:rsid="00161f12" officeooo:paragraph-rsid="0018a682" style:font-size-asian="14pt" style:font-style-asian="normal" style:font-weight-asian="bold" style:font-size-complex="14pt" style:font-style-complex="normal" style:font-weight-complex="bold"/>
    </style:style>
    <style:style style:name="P74" style:family="paragraph" style:parent-style-name="Standard">
      <style:text-properties style:use-window-font-color="true" loext:opacity="0%" fo:font-size="14pt" fo:font-style="normal" fo:font-weight="bold" officeooo:rsid="00161f12" officeooo:paragraph-rsid="001931b6" style:font-size-asian="14pt" style:font-style-asian="normal" style:font-weight-asian="bold" style:font-size-complex="14pt" style:font-style-complex="normal" style:font-weight-complex="bold"/>
    </style:style>
    <style:style style:name="P75" style:family="paragraph" style:parent-style-name="Standard">
      <style:text-properties style:use-window-font-color="true" loext:opacity="0%" fo:font-size="14pt" fo:font-style="normal" fo:font-weight="bold" officeooo:rsid="00161f12" officeooo:paragraph-rsid="00196a3b" style:font-size-asian="14pt" style:font-style-asian="normal" style:font-weight-asian="bold" style:font-size-complex="14pt" style:font-style-complex="normal" style:font-weight-complex="bold"/>
    </style:style>
    <style:style style:name="P76" style:family="paragraph" style:parent-style-name="Standard">
      <style:text-properties fo:color="#00a933" loext:opacity="100%" fo:font-size="14pt" fo:font-style="normal" fo:font-weight="bold" officeooo:rsid="001456c3" officeooo:paragraph-rsid="001e0941" style:font-size-asian="14pt" style:font-style-asian="normal" style:font-weight-asian="bold" style:font-size-complex="14pt" style:font-style-complex="normal" style:font-weight-complex="bold"/>
    </style:style>
    <style:style style:name="P77" style:family="paragraph" style:parent-style-name="Standard">
      <style:text-properties fo:color="#00a933"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78" style:family="paragraph" style:parent-style-name="Standard">
      <style:text-properties fo:color="#00a933" loext:opacity="100%" fo:font-size="14pt" fo:font-style="normal" fo:font-weight="bold" officeooo:rsid="001456c3" officeooo:paragraph-rsid="0026afe8" style:font-size-asian="14pt" style:font-style-asian="normal" style:font-weight-asian="bold" style:font-size-complex="14pt" style:font-style-complex="normal" style:font-weight-complex="bold"/>
    </style:style>
    <style:style style:name="P79" style:family="paragraph" style:parent-style-name="Standard">
      <style:text-properties fo:color="#00a933"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80" style:family="paragraph" style:parent-style-name="Standard">
      <style:text-properties fo:color="#00a933"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81" style:family="paragraph" style:parent-style-name="Standard">
      <style:text-properties fo:color="#00a933"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82" style:family="paragraph" style:parent-style-name="Standard">
      <style:text-properties fo:color="#00a933"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83" style:family="paragraph" style:parent-style-name="Standard">
      <style:text-properties fo:color="#00a933"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84" style:family="paragraph" style:parent-style-name="Standard">
      <style:text-properties fo:color="#00a933"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85" style:family="paragraph" style:parent-style-name="Standard">
      <style:text-properties fo:color="#00a933" loext:opacity="10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86" style:family="paragraph" style:parent-style-name="Standard">
      <style:text-properties fo:color="#00a933" loext:opacity="10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87" style:family="paragraph" style:parent-style-name="Standard">
      <style:text-properties fo:color="#00a933" loext:opacity="10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88" style:family="paragraph" style:parent-style-name="Standard">
      <style:text-properties fo:color="#00a933" loext:opacity="10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89" style:family="paragraph" style:parent-style-name="Standard">
      <style:text-properties fo:color="#00a933" loext:opacity="10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90" style:family="paragraph" style:parent-style-name="Standard">
      <style:text-properties fo:color="#00a933"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91" style:family="paragraph" style:parent-style-name="Standard">
      <style:text-properties fo:color="#00a933" loext:opacity="100%" fo:font-size="14pt" fo:font-style="normal" fo:font-weight="bold" officeooo:rsid="001456c3" officeooo:paragraph-rsid="00631b9a" style:font-size-asian="14pt" style:font-style-asian="normal" style:font-weight-asian="bold" style:font-size-complex="14pt" style:font-style-complex="normal" style:font-weight-complex="bold"/>
    </style:style>
    <style:style style:name="P92" style:family="paragraph" style:parent-style-name="Standard">
      <style:text-properties fo:color="#00a933" loext:opacity="100%" fo:font-size="14pt" fo:font-style="normal" fo:font-weight="bold" officeooo:rsid="001456c3" officeooo:paragraph-rsid="0064c877" style:font-size-asian="14pt" style:font-style-asian="normal" style:font-weight-asian="bold" style:font-size-complex="14pt" style:font-style-complex="normal" style:font-weight-complex="bold"/>
    </style:style>
    <style:style style:name="P93" style:family="paragraph" style:parent-style-name="Standard">
      <style:text-properties fo:color="#00a933" loext:opacity="100%" fo:font-size="14pt" fo:font-style="normal" fo:font-weight="bold" officeooo:rsid="001456c3" officeooo:paragraph-rsid="0024c100" style:font-size-asian="14pt" style:font-style-asian="normal" style:font-weight-asian="bold" style:font-size-complex="14pt" style:font-style-complex="normal" style:font-weight-complex="bold"/>
    </style:style>
    <style:style style:name="P94" style:family="paragraph" style:parent-style-name="Standard">
      <style:text-properties fo:color="#00a933"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95" style:family="paragraph" style:parent-style-name="Standard">
      <style:text-properties fo:color="#00a933" loext:opacity="100%" fo:font-size="14pt" fo:font-style="normal" fo:font-weight="bold" officeooo:rsid="001456c3" officeooo:paragraph-rsid="007c94a5" style:font-size-asian="14pt" style:font-style-asian="normal" style:font-weight-asian="bold" style:font-size-complex="14pt" style:font-style-complex="normal" style:font-weight-complex="bold"/>
    </style:style>
    <style:style style:name="P96" style:family="paragraph" style:parent-style-name="Standard">
      <style:text-properties fo:color="#00a933" loext:opacity="100%" fo:font-size="14pt" fo:font-style="normal" fo:font-weight="bold" officeooo:rsid="001456c3" officeooo:paragraph-rsid="007cc928" style:font-size-asian="14pt" style:font-style-asian="normal" style:font-weight-asian="bold" style:font-size-complex="14pt" style:font-style-complex="normal" style:font-weight-complex="bold"/>
    </style:style>
    <style:style style:name="P97" style:family="paragraph" style:parent-style-name="Standard">
      <style:text-properties fo:color="#00a933" loext:opacity="100%" fo:font-size="14pt" fo:font-style="normal" fo:font-weight="bold" officeooo:rsid="001456c3" officeooo:paragraph-rsid="008920f7" style:font-size-asian="14pt" style:font-style-asian="normal" style:font-weight-asian="bold" style:font-size-complex="14pt" style:font-style-complex="normal" style:font-weight-complex="bold"/>
    </style:style>
    <style:style style:name="P98" style:family="paragraph" style:parent-style-name="Standard">
      <style:text-properties fo:color="#00a933" loext:opacity="100%" fo:font-size="14pt" fo:font-style="normal" fo:font-weight="bold" officeooo:rsid="001456c3" officeooo:paragraph-rsid="002ebf5c" style:font-size-asian="14pt" style:font-style-asian="normal" style:font-weight-asian="bold" style:font-size-complex="14pt" style:font-style-complex="normal" style:font-weight-complex="bold"/>
    </style:style>
    <style:style style:name="P99" style:family="paragraph" style:parent-style-name="Standard">
      <style:text-properties fo:color="#00a933" loext:opacity="100%" fo:font-size="14pt" fo:font-style="normal" fo:font-weight="bold" officeooo:rsid="007c94a5" officeooo:paragraph-rsid="007cc928" style:font-size-asian="14pt" style:font-style-asian="normal" style:font-weight-asian="bold" style:font-size-complex="14pt" style:font-style-complex="normal" style:font-weight-complex="bold"/>
    </style:style>
    <style:style style:name="P100" style:family="paragraph" style:parent-style-name="Standard">
      <style:text-properties fo:color="#ff0000" loext:opacity="100%" fo:font-size="14pt" fo:font-style="normal" fo:font-weight="bold" officeooo:rsid="001cd153" officeooo:paragraph-rsid="0056f3ca" style:font-size-asian="14pt" style:font-style-asian="normal" style:font-weight-asian="bold" style:font-size-complex="14pt" style:font-style-complex="normal" style:font-weight-complex="bold"/>
    </style:style>
    <style:style style:name="P101" style:family="paragraph" style:parent-style-name="Standard">
      <style:text-properties fo:color="#ff0000" loext:opacity="100%" fo:font-size="14pt" fo:font-style="normal" fo:font-weight="bold" officeooo:rsid="001cd153" officeooo:paragraph-rsid="005b338a" style:font-size-asian="14pt" style:font-style-asian="normal" style:font-weight-asian="bold" style:font-size-complex="14pt" style:font-style-complex="normal" style:font-weight-complex="bold"/>
    </style:style>
    <style:style style:name="P102" style:family="paragraph" style:parent-style-name="Standard">
      <style:text-properties fo:color="#ff0000" loext:opacity="100%" fo:font-size="14pt" fo:font-style="normal" fo:font-weight="bold" officeooo:rsid="001cd153" officeooo:paragraph-rsid="005f400f" style:font-size-asian="14pt" style:font-style-asian="normal" style:font-weight-asian="bold" style:font-size-complex="14pt" style:font-style-complex="normal" style:font-weight-complex="bold"/>
    </style:style>
    <style:style style:name="P103" style:family="paragraph" style:parent-style-name="Standard">
      <style:text-properties fo:color="#ff0000" loext:opacity="100%" fo:font-size="14pt" fo:font-style="normal" fo:font-weight="bold" officeooo:rsid="001cd153" officeooo:paragraph-rsid="001e0941" style:font-size-asian="14pt" style:font-style-asian="normal" style:font-weight-asian="bold" style:font-size-complex="14pt" style:font-style-complex="normal" style:font-weight-complex="bold"/>
    </style:style>
    <style:style style:name="P104" style:family="paragraph" style:parent-style-name="Standard">
      <style:text-properties fo:color="#ff0000" loext:opacity="100%" fo:font-size="14pt" fo:font-style="normal" fo:font-weight="bold" officeooo:rsid="001cd153" officeooo:paragraph-rsid="0024c100" style:font-size-asian="14pt" style:font-style-asian="normal" style:font-weight-asian="bold" style:font-size-complex="14pt" style:font-style-complex="normal" style:font-weight-complex="bold"/>
    </style:style>
    <style:style style:name="P105" style:family="paragraph" style:parent-style-name="Standard">
      <style:text-properties fo:color="#ff0000" loext:opacity="100%" fo:font-size="14pt" fo:font-style="normal" fo:font-weight="bold" officeooo:rsid="001cd153" officeooo:paragraph-rsid="00447ff8" style:font-size-asian="14pt" style:font-style-asian="normal" style:font-weight-asian="bold" style:font-size-complex="14pt" style:font-style-complex="normal" style:font-weight-complex="bold"/>
    </style:style>
    <style:style style:name="P106" style:family="paragraph" style:parent-style-name="Standard">
      <style:text-properties fo:color="#800080" loext:opacity="100%" fo:font-size="16pt" fo:font-style="italic" style:text-underline-style="solid" style:text-underline-width="auto" style:text-underline-color="font-color" fo:font-weight="bold" officeooo:rsid="001456c3" officeooo:paragraph-rsid="001456c3" style:font-size-asian="16pt" style:font-style-asian="italic" style:font-weight-asian="bold" style:font-size-complex="16pt" style:font-style-complex="italic" style:font-weight-complex="bold"/>
    </style:style>
    <style:style style:name="P107"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447ff8" style:font-size-asian="16pt" style:font-style-asian="italic" style:font-weight-asian="bold" style:font-size-complex="16pt" style:font-style-complex="italic" style:font-weight-complex="bold"/>
    </style:style>
    <style:style style:name="P108"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342ae7" style:font-size-asian="16pt" style:font-style-asian="italic" style:font-weight-asian="bold" style:font-size-complex="16pt" style:font-style-complex="italic" style:font-weight-complex="bold"/>
    </style:style>
    <style:style style:name="P109" style:family="paragraph" style:parent-style-name="Standard">
      <style:text-properties fo:color="#800080" loext:opacity="100%" fo:font-size="16pt" fo:font-style="italic" style:text-underline-style="solid" style:text-underline-width="auto" style:text-underline-color="font-color" fo:font-weight="bold" officeooo:rsid="004282d0" officeooo:paragraph-rsid="004282d0" style:font-size-asian="16pt" style:font-style-asian="italic" style:font-weight-asian="bold" style:font-size-complex="16pt" style:font-style-complex="italic" style:font-weight-complex="bold"/>
    </style:style>
    <style:style style:name="P110" style:family="paragraph" style:parent-style-name="Standard">
      <style:text-properties fo:color="#ff8000"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11" style:family="paragraph" style:parent-style-name="Standard">
      <style:text-properties fo:color="#ff8000" loext:opacity="100%" fo:font-size="14pt" fo:font-style="normal" fo:font-weight="bold" officeooo:rsid="001456c3" officeooo:paragraph-rsid="002c4f55" style:font-size-asian="14pt" style:font-style-asian="normal" style:font-weight-asian="bold" style:font-size-complex="14pt" style:font-style-complex="normal" style:font-weight-complex="bold"/>
    </style:style>
    <style:style style:name="P112" style:family="paragraph" style:parent-style-name="Standard">
      <style:text-properties fo:color="#ff8000" loext:opacity="100%" fo:font-size="14pt" fo:font-style="normal" fo:font-weight="bold" officeooo:rsid="001456c3" officeooo:paragraph-rsid="0052e291" style:font-size-asian="14pt" style:font-style-asian="normal" style:font-weight-asian="bold" style:font-size-complex="14pt" style:font-style-complex="normal" style:font-weight-complex="bold"/>
    </style:style>
    <style:style style:name="P113" style:family="paragraph" style:parent-style-name="Standard">
      <style:text-properties fo:color="#ff8000" loext:opacity="10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114" style:family="paragraph" style:parent-style-name="Standard">
      <style:text-properties fo:color="#ff8000"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15" style:family="paragraph" style:parent-style-name="Standard">
      <style:text-properties fo:color="#ff8000"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16" style:family="paragraph" style:parent-style-name="Standard">
      <style:text-properties style:use-window-font-color="true" loext:opacity="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17" style:family="paragraph" style:parent-style-name="Standard">
      <style:text-properties style:use-window-font-color="true" loext:opacity="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118" style:family="paragraph" style:parent-style-name="Standard">
      <style:text-properties style:use-window-font-color="true" loext:opacity="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19" style:family="paragraph" style:parent-style-name="Standard">
      <style:text-properties style:use-window-font-color="true" loext:opacity="0%"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120" style:family="paragraph" style:parent-style-name="Standard">
      <style:text-properties style:use-window-font-color="true" loext:opacity="0%" fo:font-size="14pt" fo:font-style="normal" fo:font-weight="bold" officeooo:rsid="008ba331" officeooo:paragraph-rsid="008ba331" style:font-size-asian="14pt" style:font-style-asian="normal" style:font-weight-asian="bold" style:font-size-complex="14pt" style:font-style-complex="normal" style:font-weight-complex="bold"/>
    </style:style>
    <style:style style:name="P121" style:family="paragraph" style:parent-style-name="Standard">
      <style:text-properties style:use-window-font-color="true" loext:opacity="0%" fo:font-size="14pt" fo:font-style="normal" fo:font-weight="bold" officeooo:rsid="008ba331" officeooo:paragraph-rsid="008f721d" style:font-size-asian="14pt" style:font-style-asian="normal" style:font-weight-asian="bold" style:font-size-complex="14pt" style:font-style-complex="normal" style:font-weight-complex="bold"/>
    </style:style>
    <style:style style:name="P122" style:family="paragraph" style:parent-style-name="Standard">
      <style:text-properties fo:color="#2a6099" loext:opacity="100%" fo:font-size="14pt" fo:font-style="normal" fo:font-weight="bold" officeooo:rsid="0089c2cb" officeooo:paragraph-rsid="0089c2cb" style:font-size-asian="14pt" style:font-style-asian="normal" style:font-weight-asian="bold" style:font-size-complex="14pt" style:font-style-complex="normal" style:font-weight-complex="bold"/>
    </style:style>
    <style:style style:name="P123" style:family="paragraph" style:parent-style-name="Standard">
      <style:text-properties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24" style:family="paragraph" style:parent-style-name="Standard">
      <style:text-properties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125" style:family="paragraph" style:parent-style-name="Standard">
      <style:text-properties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126" style:family="paragraph" style:parent-style-name="Standard">
      <style:text-properties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27" style:family="paragraph" style:parent-style-name="Standard">
      <style:text-properties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128" style:family="paragraph" style:parent-style-name="Standard">
      <style:text-properties fo:color="#00a933" loext:opacity="10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29" style:family="paragraph" style:parent-style-name="Standard">
      <style:text-properties fo:color="#00a933" loext:opacity="100%"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130" style:family="paragraph" style:parent-style-name="Standard">
      <style:text-properties fo:color="#00a933" loext:opacity="10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31" style:family="paragraph" style:parent-style-name="Standard">
      <style:text-properties fo:color="#00a933" loext:opacity="100%" fo:font-size="14pt" fo:font-style="normal" fo:font-weight="bold" officeooo:rsid="001456c3" officeooo:paragraph-rsid="008de13d" style:font-size-asian="14pt" style:font-style-asian="normal" style:font-weight-asian="bold" style:font-size-complex="14pt" style:font-style-complex="normal" style:font-weight-complex="bold"/>
    </style:style>
    <style:style style:name="P132" style:family="paragraph" style:parent-style-name="Standard">
      <style:text-properties fo:color="#00a933" loext:opacity="100%" fo:font-size="14pt" fo:font-style="normal" fo:font-weight="bold" officeooo:rsid="008cd1eb" officeooo:paragraph-rsid="008cd1eb" style:font-size-asian="14pt" style:font-style-asian="normal" style:font-weight-asian="bold" style:font-size-complex="14pt" style:font-style-complex="normal" style:font-weight-complex="bold"/>
    </style:style>
    <style:style style:name="P133" style:family="paragraph" style:parent-style-name="Standard">
      <style:text-properties fo:color="#00a933" loext:opacity="100%" fo:font-size="14pt" fo:font-style="normal" fo:font-weight="bold" officeooo:rsid="008de13d" officeooo:paragraph-rsid="008de13d" style:font-size-asian="14pt" style:font-style-asian="normal" style:font-weight-asian="bold" style:font-size-complex="14pt" style:font-style-complex="normal" style:font-weight-complex="bold"/>
    </style:style>
    <style:style style:name="P134" style:family="paragraph" style:parent-style-name="Standard">
      <style:text-properties fo:color="#ff0000" loext:opacity="10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T1" style:family="text">
      <style:text-properties officeooo:rsid="00168c22"/>
    </style:style>
    <style:style style:name="T2" style:family="text">
      <style:text-properties officeooo:rsid="0016d7dd"/>
    </style:style>
    <style:style style:name="T3" style:family="text">
      <style:text-properties officeooo:rsid="0018a682"/>
    </style:style>
    <style:style style:name="T4" style:family="text">
      <style:text-properties officeooo:rsid="001931b6"/>
    </style:style>
    <style:style style:name="T5" style:family="text">
      <style:text-properties officeooo:rsid="00196a3b"/>
    </style:style>
    <style:style style:name="T6" style:family="text">
      <style:text-properties officeooo:rsid="001b0f0b"/>
    </style:style>
    <style:style style:name="T7" style:family="text">
      <style:text-properties officeooo:rsid="001e0941"/>
    </style:style>
    <style:style style:name="T8" style:family="text">
      <style:text-properties officeooo:rsid="00161f12"/>
    </style:style>
    <style:style style:name="T9" style:family="text">
      <style:text-properties officeooo:rsid="0027f38f"/>
    </style:style>
    <style:style style:name="T10" style:family="text">
      <style:text-properties officeooo:rsid="002a36ce"/>
    </style:style>
    <style:style style:name="T11" style:family="text">
      <style:text-properties officeooo:rsid="002c4f55"/>
    </style:style>
    <style:style style:name="T12" style:family="text">
      <style:text-properties officeooo:rsid="00342ae7"/>
    </style:style>
    <style:style style:name="T13" style:family="text">
      <style:text-properties officeooo:rsid="00367e49"/>
    </style:style>
    <style:style style:name="T14" style:family="text">
      <style:text-properties officeooo:rsid="0036f16c"/>
    </style:style>
    <style:style style:name="T15" style:family="text">
      <style:text-properties officeooo:rsid="003790d9"/>
    </style:style>
    <style:style style:name="T16" style:family="text">
      <style:text-properties officeooo:rsid="00399841"/>
    </style:style>
    <style:style style:name="T17" style:family="text">
      <style:text-properties officeooo:rsid="003b222c"/>
    </style:style>
    <style:style style:name="T18" style:family="text">
      <style:text-properties officeooo:rsid="003cee13"/>
    </style:style>
    <style:style style:name="T19" style:family="text">
      <style:text-properties officeooo:rsid="003e0e5d"/>
    </style:style>
    <style:style style:name="T20" style:family="text">
      <style:text-properties style:use-window-font-color="true" loext:opacity="0%"/>
    </style:style>
    <style:style style:name="T21" style:family="text">
      <style:text-properties officeooo:rsid="003f9867"/>
    </style:style>
    <style:style style:name="T22" style:family="text">
      <style:text-properties officeooo:rsid="0040d227"/>
    </style:style>
    <style:style style:name="T23" style:family="text">
      <style:text-properties officeooo:rsid="0044dd22"/>
    </style:style>
    <style:style style:name="T24" style:family="text">
      <style:text-properties officeooo:rsid="00502191"/>
    </style:style>
    <style:style style:name="T25" style:family="text">
      <style:text-properties officeooo:rsid="0051d9ef"/>
    </style:style>
    <style:style style:name="T26" style:family="text">
      <style:text-properties officeooo:rsid="00534526"/>
    </style:style>
    <style:style style:name="T27" style:family="text">
      <style:text-properties officeooo:rsid="0056599c"/>
    </style:style>
    <style:style style:name="T28" style:family="text">
      <style:text-properties officeooo:rsid="0056f3ca"/>
    </style:style>
    <style:style style:name="T29" style:family="text">
      <style:text-properties officeooo:rsid="005868b7"/>
    </style:style>
    <style:style style:name="T30" style:family="text">
      <style:text-properties officeooo:rsid="005c0fcb"/>
    </style:style>
    <style:style style:name="T31" style:family="text">
      <style:text-properties officeooo:rsid="005dacfc"/>
    </style:style>
    <style:style style:name="T32" style:family="text">
      <style:text-properties officeooo:rsid="005f400f"/>
    </style:style>
    <style:style style:name="T33" style:family="text">
      <style:text-properties officeooo:rsid="005fe1ac"/>
    </style:style>
    <style:style style:name="T34" style:family="text">
      <style:text-properties officeooo:rsid="00612b9d"/>
    </style:style>
    <style:style style:name="T35" style:family="text">
      <style:text-properties officeooo:rsid="00631b9a"/>
    </style:style>
    <style:style style:name="T36" style:family="text">
      <style:text-properties officeooo:rsid="00650900"/>
    </style:style>
    <style:style style:name="T37" style:family="text">
      <style:text-properties officeooo:rsid="00686e9c"/>
    </style:style>
    <style:style style:name="T38" style:family="text">
      <style:text-properties officeooo:rsid="006e19f6"/>
    </style:style>
    <style:style style:name="T39" style:family="text">
      <style:text-properties officeooo:rsid="00730f1e"/>
    </style:style>
    <style:style style:name="T40" style:family="text">
      <style:text-properties officeooo:rsid="00771076"/>
    </style:style>
    <style:style style:name="T41" style:family="text">
      <style:text-properties officeooo:rsid="0077f29a"/>
    </style:style>
    <style:style style:name="T42" style:family="text">
      <style:text-properties officeooo:rsid="007c94a5"/>
    </style:style>
    <style:style style:name="T43" style:family="text">
      <style:text-properties officeooo:rsid="007cc928"/>
    </style:style>
    <style:style style:name="T44" style:family="text">
      <style:text-properties officeooo:rsid="007fc8d7"/>
    </style:style>
    <style:style style:name="T45" style:family="text">
      <style:text-properties officeooo:rsid="008086db"/>
    </style:style>
    <style:style style:name="T46" style:family="text">
      <style:text-properties officeooo:rsid="0081abd0"/>
    </style:style>
    <style:style style:name="T47" style:family="text">
      <style:text-properties officeooo:rsid="0083654d"/>
    </style:style>
    <style:style style:name="T48" style:family="text">
      <style:text-properties officeooo:rsid="0084875d"/>
    </style:style>
    <style:style style:name="T49" style:family="text">
      <style:text-properties officeooo:rsid="008920f7"/>
    </style:style>
    <style:style style:name="T50" style:family="text">
      <style:text-properties officeooo:rsid="00892880"/>
    </style:style>
    <style:style style:name="T51" style:family="text">
      <style:text-properties officeooo:rsid="00898aea"/>
    </style:style>
    <style:style style:name="T52" style:family="text">
      <style:text-properties officeooo:rsid="0089c2cb"/>
    </style:style>
    <style:style style:name="T53" style:family="text">
      <style:text-properties officeooo:rsid="0089fc91"/>
    </style:style>
    <style:style style:name="T54" style:family="text">
      <style:text-properties officeooo:rsid="008a0ef2"/>
    </style:style>
    <style:style style:name="T55" style:family="text">
      <style:text-properties officeooo:rsid="008ba331"/>
    </style:style>
    <style:style style:name="T56" style:family="text">
      <style:text-properties officeooo:rsid="008de13d"/>
    </style:style>
    <style:style style:name="T57" style:family="text">
      <style:text-properties fo:color="#00a933" loext:opacity="100%"/>
    </style:style>
    <style:style style:name="T58" style:family="text">
      <style:text-properties fo:color="#00a933" loext:opacity="100%" officeooo:rsid="0056599c"/>
    </style:style>
    <style:style style:name="T59" style:family="text">
      <style:text-properties fo:color="#00a933" loext:opacity="100%" officeooo:rsid="008ba331"/>
    </style:style>
    <style:style style:name="T60" style:family="text">
      <style:text-properties officeooo:rsid="008f721d"/>
    </style:style>
    <style:style style:name="T61" style:family="text">
      <style:text-properties officeooo:rsid="0091b1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Board Link</text:p>
      <text:p text:style-name="P1"><text:a xlink:type="simple" xlink:href="https://app.asana.com/0/1209395762772163/1209397664223807" text:style-name="Internet_20_link" text:visited-style-name="Visited_20_Internet_20_Link">https://app.asana.com/0/1209395762772163/1209397664223807</text:a></text:p>
      <text:p text:style-name="P2">-------------------------------------------------------------------------------------------</text:p>
      <text:p text:style-name="P2"/>
      <text:p text:style-name="P2"/>
      <text:p text:style-name="P106">Desktop</text:p>
      <text:p text:style-name="P4"/>
      <text:p text:style-name="P8">1) <text:a xlink:type="simple" xlink:href="https://app.asana.com/0/1209395762772163/1209395762772171" text:style-name="Internet_20_link" text:visited-style-name="Visited_20_Internet_20_Link">https://app.asana.com/0/1209395762772163/1209395762772171</text:a></text:p>
      <text:p text:style-name="P8"/>
      <text:p text:style-name="P8">Type CR</text:p>
      <text:p text:style-name="P8"/>
      <text:p text:style-name="P110">Status: <text:span text:style-name="T6">status and hours in other tickets</text:span></text:p>
      <text:p text:style-name="P31"/>
      <text:p text:style-name="P49">============</text:p>
      <text:p text:style-name="P49"/>
      <text:p text:style-name="P8">2) <text:bookmark-start text:name="__DdeLink__3760_4263677272"/>https://app.asana.com/0/1209395762772163/1209395762772183<text:bookmark-end text:name="__DdeLink__3760_4263677272"/></text:p>
      <text:p text:style-name="P8"/>
      <text:p text:style-name="P8">Type <text:span text:style-name="T25">BUG</text:span></text:p>
      <text:p text:style-name="P8"/>
      <text:p text:style-name="P76">Status: <text:span text:style-name="T24">Fixed</text:span></text:p>
      <text:p text:style-name="P31"/>
      <text:p text:style-name="P50">============</text:p>
      <text:p text:style-name="P50"/>
      <text:p text:style-name="P70"><text:bookmark-start text:name="__DdeLink__3758_4263677272"/>3) <text:bookmark-start text:name="__DdeLink__1102_2292776962"/><text:bookmark-start text:name="__DdeLink__3755_4263677272"/><text:a xlink:type="simple" xlink:href="https://app.asana.com/0/1209395762772163/1209395762772201" text:style-name="Internet_20_link" text:visited-style-name="Visited_20_Internet_20_Link">https://app.asana.com/0/1209395762772163/1209395762772201</text:a><text:bookmark-end text:name="__DdeLink__1102_2292776962"/><text:bookmark-end text:name="__DdeLink__3755_4263677272"/></text:p>
      <text:p text:style-name="P70"/>
      <text:p text:style-name="P9">Type CR</text:p>
      <text:p text:style-name="P9"/>
      <text:p text:style-name="P76">Status: <text:span text:style-name="T6">Done (</text:span><text:span text:style-name="T38">2</text:span><text:span text:style-name="T39">5</text:span><text:span text:style-name="T6">hrs)</text:span></text:p>
      <text:p text:style-name="P103"><text:bookmark-end text:name="__DdeLink__3758_4263677272"/></text:p>
      <text:p text:style-name="P32"/>
      <text:p text:style-name="P32"/>
      <text:p text:style-name="P51">============</text:p>
      <text:p text:style-name="P51"/>
      <text:p text:style-name="P71"><text:span text:style-name="T1">4</text:span>) <text:bookmark-start text:name="__DdeLink__1109_2292776962"/><text:bookmark-start text:name="__DdeLink__3753_4263677272"/><text:bookmark-start text:name="__DdeLink__1105_2292776962"/>https://app.asana.com/0/1209395762772163/1209395762772217<text:bookmark-end text:name="__DdeLink__1109_2292776962"/><text:bookmark-end text:name="__DdeLink__3753_4263677272"/><text:bookmark-end text:name="__DdeLink__1105_2292776962"/></text:p>
      <text:p text:style-name="P71"/>
      <text:p text:style-name="P10">Type CR</text:p>
      <text:p text:style-name="P10"/>
      <text:p text:style-name="P76">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33"/>
      <text:p text:style-name="P33"/>
      <text:p text:style-name="P33"/>
      <text:p text:style-name="P33"/>
      <text:p text:style-name="P33"/>
      <text:p text:style-name="P33"><text:soft-page-break/></text:p>
      <text:p text:style-name="P33"/>
      <text:p text:style-name="P33"/>
      <text:p text:style-name="P52">============</text:p>
      <text:p text:style-name="P52"/>
      <text:p text:style-name="P72"><text:bookmark-start text:name="__DdeLink__3751_4263677272"/><text:span text:style-name="T2">5</text:span>) <text:bookmark-start text:name="__DdeLink__3745_4263677272"/>https://app.asana.com/0/1209395762772163/1209395762772205<text:bookmark-end text:name="__DdeLink__3745_4263677272"/></text:p>
      <text:p text:style-name="P72"/>
      <text:p text:style-name="P11">Type CR</text:p>
      <text:p text:style-name="P11"/>
      <text:p text:style-name="P77"><text:bookmark-start text:name="__DdeLink__3690_4263677272"/>Status: <text:span text:style-name="T6">Done (</text:span><text:span text:style-name="T36">5hrs</text:span><text:span text:style-name="T6">)</text:span></text:p>
      <text:p text:style-name="P46"><text:bookmark-end text:name="__DdeLink__3690_4263677272"/><text:bookmark-end text:name="__DdeLink__3751_4263677272"/></text:p>
      <text:p text:style-name="P52">============</text:p>
      <text:p text:style-name="P52"/>
      <text:p text:style-name="P72"><text:bookmark-start text:name="__DdeLink__3743_4263677272"/><text:span text:style-name="T2">6</text:span>) <text:bookmark-start text:name="__DdeLink__1115_2292776962"/><text:bookmark-start text:name="__DdeLink__3740_4263677272"/>https://app.asana.com/0/1209395762772163/1209395762772209<text:bookmark-end text:name="__DdeLink__1115_2292776962"/><text:bookmark-end text:name="__DdeLink__3740_4263677272"/></text:p>
      <text:p text:style-name="P72"/>
      <text:p text:style-name="P11">Type CR</text:p>
      <text:p text:style-name="P11"/>
      <text:p text:style-name="P93">S<text:bookmark-end text:name="__DdeLink__3743_4263677272"/>tatus: <text:span text:style-name="T6">Done (</text:span><text:span text:style-name="T40">5</text:span><text:span text:style-name="T6">hrs)</text:span></text:p>
      <text:p text:style-name="P93"/>
      <text:p text:style-name="P104"/>
      <text:p text:style-name="P34"/>
      <text:p text:style-name="P53">============</text:p>
      <text:p text:style-name="P53"/>
      <text:p text:style-name="P73"><text:span text:style-name="T3">7</text:span>) <text:bookmark-start text:name="__DdeLink__1111_2292776962"/>https://app.asana.com/0/1209395762772163/1209395762772213<text:bookmark-end text:name="__DdeLink__1111_2292776962"/></text:p>
      <text:p text:style-name="P73"/>
      <text:p text:style-name="P12">Type CR</text:p>
      <text:p text:style-name="P12"/>
      <text:p text:style-name="P78">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35"/>
      <text:p text:style-name="P35"/>
      <text:p text:style-name="P35"/>
      <text:p text:style-name="P53">============</text:p>
      <text:p text:style-name="P53"/>
      <text:p text:style-name="P73"><text:bookmark-start text:name="__DdeLink__3738_4263677272"/><text:span text:style-name="T3">8</text:span>) <text:bookmark-start text:name="__DdeLink__3734_4263677272"/><text:bookmark-start text:name="__DdeLink__3731_4263677272"/>https://app.asana.com/0/1209395762772163/1209395762772221<text:bookmark-end text:name="__DdeLink__3734_4263677272"/><text:bookmark-end text:name="__DdeLink__3731_4263677272"/></text:p>
      <text:p text:style-name="P73"/>
      <text:p text:style-name="P12">Type CR</text:p>
      <text:p text:style-name="P12"/>
      <text:p text:style-name="P78">Status: <text:span text:style-name="T6">Done (</text:span><text:span text:style-name="T37">5</text:span><text:span text:style-name="T6">hrs)</text:span><text:bookmark-end text:name="__DdeLink__3738_4263677272"/></text:p>
      <text:p text:style-name="P35"/>
      <text:p text:style-name="P53">============</text:p>
      <text:p text:style-name="P53"/>
      <text:p text:style-name="P73"><text:span text:style-name="T3">9</text:span>) <text:bookmark-start text:name="__DdeLink__3729_4263677272"/>https://app.asana.com/0/1209395762772163/1209395762772225<text:bookmark-end text:name="__DdeLink__3729_4263677272"/></text:p>
      <text:p text:style-name="P73"/>
      <text:p text:style-name="P12">Type <text:span text:style-name="T9">BUG</text:span></text:p>
      <text:p text:style-name="P12"><text:soft-page-break/></text:p>
      <text:p text:style-name="P79">Status: <text:span text:style-name="T31">Fixed</text:span><text:span text:style-name="T6"> </text:span></text:p>
      <text:p text:style-name="P45"/>
      <text:p text:style-name="P35"/>
      <text:p text:style-name="P54">============</text:p>
      <text:p text:style-name="P54"/>
      <text:p text:style-name="P74"><text:span text:style-name="T4">10</text:span>) <text:bookmark-start text:name="__DdeLink__3727_4263677272"/><text:bookmark-start text:name="__DdeLink__4135_2292776962"/><text:bookmark-start text:name="__DdeLink__1118_2292776962"/>https://app.asana.com/0/1209395762772163/1209395762772235<text:bookmark-end text:name="__DdeLink__3727_4263677272"/><text:bookmark-end text:name="__DdeLink__4135_2292776962"/><text:bookmark-end text:name="__DdeLink__1118_2292776962"/></text:p>
      <text:p text:style-name="P74"/>
      <text:p text:style-name="P13">Type CR</text:p>
      <text:p text:style-name="P13"/>
      <text:p text:style-name="P94">Status: <text:span text:style-name="T6">Done (</text:span><text:span text:style-name="T44">5</text:span><text:span text:style-name="T6">hrs)</text:span></text:p>
      <text:p text:style-name="P47"/>
      <text:p text:style-name="P55">============</text:p>
      <text:p text:style-name="P55"/>
      <text:p text:style-name="P75"><text:span text:style-name="T4">1</text:span><text:span text:style-name="T5">1</text:span>) <text:bookmark-start text:name="__DdeLink__3723_4263677272"/>https://app.asana.com/0/1209395762772163/1209407834935068<text:bookmark-end text:name="__DdeLink__3723_4263677272"/></text:p>
      <text:p text:style-name="P75"/>
      <text:p text:style-name="P14">Type <text:span text:style-name="T10">BUG</text:span></text:p>
      <text:p text:style-name="P14"/>
      <text:p text:style-name="P112">==&gt;</text:p>
      <text:p text:style-name="P112">Logo are displayed from Team storage records</text:p>
      <text:p text:style-name="P112">Please check the image for logo add and updated section</text:p>
      <text:p text:style-name="P36"/>
      <text:p text:style-name="P55">============</text:p>
      <text:p text:style-name="P55"/>
      <text:p text:style-name="P75"><text:span text:style-name="T4">1</text:span><text:span text:style-name="T5">2</text:span>) <text:bookmark-start text:name="__DdeLink__3721_4263677272"/>https://app.asana.com/0/1209395762772163/1209407834935082<text:bookmark-end text:name="__DdeLink__3721_4263677272"/></text:p>
      <text:p text:style-name="P75"/>
      <text:p text:style-name="P14">Type <text:span text:style-name="T11">Bug</text:span></text:p>
      <text:p text:style-name="P14"/>
      <text:p text:style-name="P111"><text:bookmark-start text:name="__DdeLink__3765_4263677272"/>==&gt;</text:p>
      <text:p text:style-name="P111">Logo are displayed from Team storage records</text:p>
      <text:p text:style-name="P111">Please check the image for logo add and updated section<text:bookmark-end text:name="__DdeLink__3765_4263677272"/></text:p>
      <text:p text:style-name="P36"/>
      <text:p text:style-name="P55">============</text:p>
      <text:p text:style-name="P55"/>
      <text:p text:style-name="P55"/>
      <text:p text:style-name="P55"/>
      <text:p text:style-name="P55"/>
      <text:p text:style-name="P55"/>
      <text:p text:style-name="P55"/>
      <text:p text:style-name="P75"><text:span text:style-name="T4">1</text:span><text:span text:style-name="T5">3</text:span>) <text:bookmark-start text:name="__DdeLink__3719_4263677272"/>https://app.asana.com/0/1209395762772163/1209407836851335<text:bookmark-end text:name="__DdeLink__3719_4263677272"/></text:p>
      <text:p text:style-name="P75"/>
      <text:p text:style-name="P14">Type CR</text:p>
      <text:p text:style-name="P14"/>
      <text:p text:style-name="P92">Status: <text:span text:style-name="T34">Done [</text:span><text:span text:style-name="T35">30min</text:span><text:span text:style-name="T34">]</text:span></text:p>
      <text:p text:style-name="P36"/>
      <text:p text:style-name="P55"><text:soft-page-break/>============</text:p>
      <text:p text:style-name="P55"/>
      <text:p text:style-name="P75"><text:span text:style-name="T4">1</text:span><text:span text:style-name="T5">4</text:span>) <text:bookmark-start text:name="__DdeLink__3717_4263677272"/><text:bookmark-start text:name="__DdeLink__3714_4263677272"/>https://app.asana.com/0/1209395762772163/1209407836851339<text:bookmark-end text:name="__DdeLink__3717_4263677272"/><text:bookmark-end text:name="__DdeLink__3714_4263677272"/></text:p>
      <text:p text:style-name="P75"/>
      <text:p text:style-name="P14">Type CR</text:p>
      <text:p text:style-name="P14"/>
      <text:p text:style-name="P91"><text:bookmark-start text:name="__DdeLink__1097_2292776962"/>Status: <text:span text:style-name="T34">Done [</text:span><text:span text:style-name="T35">30min</text:span><text:span text:style-name="T34">]</text:span><text:bookmark-end text:name="__DdeLink__1097_2292776962"/></text:p>
      <text:p text:style-name="P36"/>
      <text:p text:style-name="P36"/>
      <text:p text:style-name="P36"/>
      <text:p text:style-name="P36"/>
      <text:p text:style-name="P36"/>
      <text:p text:style-name="P55">============</text:p>
      <text:p text:style-name="P55"/>
      <text:p text:style-name="P75"><text:span text:style-name="T4">1</text:span><text:span text:style-name="T5">5</text:span>) <text:bookmark-start text:name="__DdeLink__3712_4263677272"/>https://app.asana.com/0/1209395762772163/1209407836851343<text:bookmark-end text:name="__DdeLink__3712_4263677272"/></text:p>
      <text:p text:style-name="P14">Type CR</text:p>
      <text:p text:style-name="P14"/>
      <text:p text:style-name="P98">Status: <text:span text:style-name="T50">Done[</text:span><text:span text:style-name="T51">small change</text:span><text:span text:style-name="T50">]</text:span></text:p>
      <text:p text:style-name="P98"/>
      <text:p text:style-name="P36"/>
      <text:p text:style-name="P36"/>
      <text:p text:style-name="P55">============</text:p>
      <text:p text:style-name="P55"/>
      <text:p text:style-name="P75"><text:span text:style-name="T4">1</text:span><text:span text:style-name="T5">6</text:span>) <text:bookmark-start text:name="__DdeLink__3710_4263677272"/>https://app.asana.com/0/1209395762772163/1209407836851347<text:bookmark-end text:name="__DdeLink__3710_4263677272"/></text:p>
      <text:p text:style-name="P14">Type CR</text:p>
      <text:p text:style-name="P14"/>
      <text:p text:style-name="P97"><text:bookmark-start text:name="__DdeLink__1094_2292776962 Copy 1"/>Status: <text:span text:style-name="T34">Done [</text:span><text:span text:style-name="T49">4</text:span><text:span text:style-name="T34">hr]</text:span><text:bookmark-end text:name="__DdeLink__1094_2292776962 Copy 1"/></text:p>
      <text:p text:style-name="P36"/>
      <text:p text:style-name="P55">============</text:p>
      <text:p text:style-name="P55"/>
      <text:p text:style-name="P75"><text:span text:style-name="T4">1</text:span><text:span text:style-name="T5">7</text:span>) <text:bookmark-start text:name="__DdeLink__3696_4263677272"/><text:bookmark-start text:name="__DdeLink__3708_4263677272"/><text:bookmark-start text:name="__DdeLink__3703_4263677272"/><text:bookmark-start text:name="__DdeLink__3699_4263677272"/>https://app.asana.com/0/1209395762772163/1209407839780025<text:bookmark-end text:name="__DdeLink__3696_4263677272"/><text:bookmark-end text:name="__DdeLink__3708_4263677272"/><text:bookmark-end text:name="__DdeLink__3703_4263677272"/><text:bookmark-end text:name="__DdeLink__3699_4263677272"/></text:p>
      <text:p text:style-name="P14">Type CR</text:p>
      <text:p text:style-name="P14"/>
      <text:p text:style-name="P90"><text:bookmark-start text:name="__DdeLink__1094_2292776962"/>Status: <text:span text:style-name="T34">Done [1hr]</text:span><text:bookmark-end text:name="__DdeLink__1094_2292776962"/></text:p>
      <text:p text:style-name="P37"/>
      <text:p text:style-name="P37"/>
      <text:p text:style-name="P37"/>
      <text:p text:style-name="P37"/>
      <text:p text:style-name="P37"/>
      <text:p text:style-name="P37"/>
      <text:p text:style-name="P109"/>
      <text:p text:style-name="P109"/>
      <text:p text:style-name="P109">Tablet</text:p>
      <text:p text:style-name="P6"/>
      <text:p text:style-name="P21"><text:soft-page-break/>1) https://app.asana.com/0/1209395762772163/1209421305688377</text:p>
      <text:p text:style-name="P21"/>
      <text:p text:style-name="P21"/>
      <text:p text:style-name="P21">Type CR</text:p>
      <text:p text:style-name="P21"/>
      <text:p text:style-name="P95">Status: <text:span text:style-name="T42">Done(1hr)</text:span></text:p>
      <text:p text:style-name="P37"/>
      <text:p text:style-name="P37"/>
      <text:p text:style-name="P108"><text:bookmark-start text:name="__DdeLink__3687_4263677272"/>Mobile</text:p>
      <text:p text:style-name="P5"/>
      <text:p text:style-name="P15">1) <text:bookmark-start text:name="__DdeLink__683_4263677272"/>https://app.asana.com/0/1209395762772163/1209395762772177<text:bookmark-end text:name="__DdeLink__683_4263677272"/></text:p>
      <text:p text:style-name="P15"/>
      <text:p text:style-name="P15"/>
      <text:p text:style-name="P80">Status: <text:span text:style-name="T12">Just Layout no work</text:span></text:p>
      <text:p text:style-name="P38"/>
      <text:p text:style-name="P56">============<text:bookmark-end text:name="__DdeLink__3687_4263677272"/></text:p>
      <text:p text:style-name="P56"/>
      <text:p text:style-name="P16"><text:span text:style-name="T16">2</text:span>) https://app.asana.com/0/1209395762772163/1209407836851364</text:p>
      <text:p text:style-name="P16"/>
      <text:p text:style-name="P16">Type CR</text:p>
      <text:p text:style-name="P16"/>
      <text:p text:style-name="P81">Status: <text:span text:style-name="T13">Done </text:span><text:span text:style-name="T14">[</text:span><text:span text:style-name="T15">15min</text:span><text:span text:style-name="T14">]</text:span></text:p>
      <text:p text:style-name="P39"/>
      <text:p text:style-name="P57">============</text:p>
      <text:p text:style-name="P57"/>
      <text:p text:style-name="P57"/>
      <text:p text:style-name="P17"><text:span text:style-name="T17">3</text:span>) https://app.asana.com/0/1209395762772163/1209407839780029</text:p>
      <text:p text:style-name="P17"/>
      <text:p text:style-name="P17"><text:bookmark-start text:name="__DdeLink__3771_4263677272"/>Type CR<text:bookmark-end text:name="__DdeLink__3771_4263677272"/></text:p>
      <text:p text:style-name="P17"/>
      <text:p text:style-name="P96">Status: <text:span text:style-name="T42">Done(</text:span><text:span text:style-name="T43">done with </text:span><text:a xlink:type="simple" xlink:href="https://app.asana.com/0/1209395762772163/1209421305688377" text:style-name="Internet_20_link" text:visited-style-name="Visited_20_Internet_20_Link">https://app.asana.com/0/1209395762772163/1209421305688377</text:a></text:p>
      <text:p text:style-name="P99">)</text:p>
      <text:p text:style-name="P40"/>
      <text:p text:style-name="P58">============</text:p>
      <text:p text:style-name="P17"/>
      <text:p text:style-name="P17"/>
      <text:p text:style-name="P17"/>
      <text:p text:style-name="P17"/>
      <text:p text:style-name="P17"/>
      <text:p text:style-name="P18"/>
      <text:p text:style-name="P18"><text:span text:style-name="T18">4</text:span>) https://app.asana.com/0/1209395762772163/1209407839780033</text:p>
      <text:p text:style-name="P18"/>
      <text:p text:style-name="P18">Type <text:span text:style-name="T18">BUG</text:span></text:p>
      <text:p text:style-name="P18"/>
      <text:p text:style-name="P114"><text:soft-page-break/>Status: <text:span text:style-name="T18">We have not found any issue like this, we have test in ios and android the slider can be swiped by touching.</text:span></text:p>
      <text:p text:style-name="P41"/>
      <text:p text:style-name="P59">============</text:p>
      <text:p text:style-name="P59"/>
      <text:p text:style-name="P19"><text:span text:style-name="T19">5</text:span>) <text:span text:style-name="T20">https://app.asana.com/0/1209395762772163/1209407839780039</text:span></text:p>
      <text:p text:style-name="P19"/>
      <text:p text:style-name="P19">Type <text:span text:style-name="T18">BUG</text:span></text:p>
      <text:p text:style-name="P19"/>
      <text:p text:style-name="P115">Status: <text:span text:style-name="T19">We have made this small because in some places there is four items, now we have increased the font and padding, but what will be if more than three, </text:span><text:span text:style-name="T21">or if big text</text:span></text:p>
      <text:p text:style-name="P42"/>
      <text:p text:style-name="P60">============</text:p>
      <text:p text:style-name="P60"/>
      <text:p text:style-name="P20"><text:span text:style-name="T22">6</text:span>) <text:span text:style-name="T20">https://app.asana.com/0/1209395762772163/1209411490343507</text:span></text:p>
      <text:p text:style-name="P20"/>
      <text:p text:style-name="P20">Type <text:span text:style-name="T18">BUG</text:span></text:p>
      <text:p text:style-name="P20"/>
      <text:p text:style-name="P82">Status: <text:span text:style-name="T22">Fixed</text:span></text:p>
      <text:p text:style-name="P43"/>
      <text:p text:style-name="P61">============</text:p>
      <text:p text:style-name="P61"/>
      <text:p text:style-name="P61"/>
      <text:p text:style-name="P61"/>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107">Effekte</text:p>
      <text:p text:style-name="P7"/>
      <text:p text:style-name="P22"><text:bookmark-start text:name="__DdeLink__3693_4263677272"/>1) <text:bookmark-start text:name="__DdeLink__683_4263677272 Copy 1"/>https://app.asana.com/0/1209395762772163/1209407834935072<text:bookmark-end text:name="__DdeLink__683_4263677272 Copy 1"/></text:p>
      <text:p text:style-name="P22"/>
      <text:p text:style-name="P24">Type CR</text:p>
      <text:p text:style-name="P22"/>
      <text:p text:style-name="P83">Status: <text:span text:style-name="T6">Done (</text:span><text:span text:style-name="T46">5hrs</text:span><text:span text:style-name="T6">)</text:span></text:p>
      <text:p text:style-name="P105"/>
      <text:p text:style-name="P44"/>
      <text:p text:style-name="P62">============<text:bookmark-end text:name="__DdeLink__3693_4263677272"/></text:p>
      <text:p text:style-name="P62"/>
      <text:p text:style-name="P23"><text:bookmark-start text:name="__DdeLink__3768_4263677272"/><text:span text:style-name="T23">2</text:span>) <text:bookmark-start text:name="__DdeLink__683_4263677272 Copy 1 Copy 1"/><text:span text:style-name="T20">https://app.asana.com/0/1209395762772163/1209395762772229</text:span><text:bookmark-end text:name="__DdeLink__683_4263677272 Copy 1 Copy 1"/></text:p>
      <text:p text:style-name="P23"/>
      <text:p text:style-name="P24">Type CR</text:p>
      <text:p text:style-name="P84">Status: <text:span text:style-name="T6">Done (</text:span><text:span text:style-name="T47">3</text:span><text:span text:style-name="T23">hrs</text:span><text:span text:style-name="T6">)</text:span></text:p>
      <text:p text:style-name="P48"/>
      <text:p text:style-name="P63">============<text:bookmark-end text:name="__DdeLink__3768_4263677272"/></text:p>
      <text:p text:style-name="P63"/>
      <text:p text:style-name="P24"><text:bookmark-start text:name="__DdeLink__3774_4263677272"/><text:span text:style-name="T26">3</text:span>) <text:bookmark-start text:name="__DdeLink__683_4263677272 Copy 1 Copy 1 Copy 1"/><text:span text:style-name="T20">https://app.asana.com/0/1209395762772163/1209407834935078</text:span><text:bookmark-end text:name="__DdeLink__683_4263677272 Copy 1 Copy 1 Copy 1"/></text:p>
      <text:p text:style-name="P24"/>
      <text:p text:style-name="P24">Type CR</text:p>
      <text:p text:style-name="P24"/>
      <text:p text:style-name="P85">Status: <text:span text:style-name="T27">Done [30min]</text:span></text:p>
      <text:p text:style-name="P85"/>
      <text:p text:style-name="P64">============<text:bookmark-end text:name="__DdeLink__3774_4263677272"/></text:p>
      <text:p text:style-name="P64"/>
      <text:p text:style-name="P64"/>
      <text:p text:style-name="P25"><text:span text:style-name="T28">4</text:span>) <text:bookmark-start text:name="__DdeLink__683_4263677272 Copy 1 Copy 1 Copy 1 Copy 1"/><text:a xlink:type="simple" xlink:href="https://app.asana.com/0/1209395762772163/1209409683776693" text:style-name="Internet_20_link" text:visited-style-name="Visited_20_Internet_20_Link"><text:span text:style-name="T20">https://app.asana.com/0/1209395762772163/1209409683776693</text:span></text:a><text:bookmark-end text:name="__DdeLink__683_4263677272 Copy 1 Copy 1 Copy 1 Copy 1"/></text:p>
      <text:p text:style-name="P25"/>
      <text:p text:style-name="P25"/>
      <text:p text:style-name="P25"/>
      <text:p text:style-name="P25"><text:bookmark-start text:name="__DdeLink__3779_4263677272"/>Type CR</text:p>
      <text:p text:style-name="P25"/>
      <text:p text:style-name="P86">Status: <text:span text:style-name="T27">Done [</text:span><text:span text:style-name="T41">1hr</text:span><text:span text:style-name="T27">]</text:span></text:p>
      <text:p text:style-name="P100"/>
      <text:p text:style-name="P100"/>
      <text:p text:style-name="P65">============<text:bookmark-end text:name="__DdeLink__3779_4263677272"/></text:p>
      <text:p text:style-name="P65"/>
      <text:p text:style-name="P65"/>
      <text:p text:style-name="P65"/>
      <text:p text:style-name="P26"/>
      <text:p text:style-name="P26"/>
      <text:p text:style-name="P26"/>
      <text:p text:style-name="P26"><text:soft-page-break/></text:p>
      <text:p text:style-name="P26"><text:bookmark-start text:name="__DdeLink__3781_4263677272"/><text:span text:style-name="T29">5)</text:span><text:a xlink:type="simple" xlink:href="https://app.asana.com/0/1209395762772163/1209407836851345" text:style-name="Internet_20_link" text:visited-style-name="Visited_20_Internet_20_Link">https://app.asana.com/0/1209395762772163/1209407836851345</text:a></text:p>
      <text:p text:style-name="P26"/>
      <text:p text:style-name="P27">Type CR</text:p>
      <text:p text:style-name="P27"/>
      <text:p text:style-name="P87">Status: <text:span text:style-name="T27">Done [</text:span><text:span text:style-name="T45">1hr</text:span><text:span text:style-name="T27">]</text:span></text:p>
      <text:p text:style-name="P101"/>
      <text:p text:style-name="P66">============<text:bookmark-end text:name="__DdeLink__3781_4263677272"/></text:p>
      <text:p text:style-name="P66"/>
      <text:p text:style-name="P66"/>
      <text:p text:style-name="P28"><text:bookmark-start text:name="__DdeLink__3786_4263677272"/><text:span text:style-name="T30">6</text:span><text:span text:style-name="T29">) https://app.asana.com/0/1209395762772163/1209407836851356</text:span></text:p>
      <text:p text:style-name="P28"/>
      <text:p text:style-name="P28">Type CR</text:p>
      <text:p text:style-name="P28"/>
      <text:p text:style-name="P88">Status: <text:span text:style-name="T27">Done [30min]</text:span></text:p>
      <text:p text:style-name="P67">============<text:bookmark-end text:name="__DdeLink__3786_4263677272"/></text:p>
      <text:p text:style-name="P67"/>
      <text:p text:style-name="P29"><text:bookmark-start text:name="__DdeLink__3790_4263677272"/><text:span text:style-name="T32">7</text:span><text:span text:style-name="T29">) https://app.asana.com/0/1209395762772163/1209407836851358</text:span></text:p>
      <text:p text:style-name="P29"/>
      <text:p text:style-name="P29">Type CR</text:p>
      <text:p text:style-name="P29"/>
      <text:p text:style-name="P89">Status: <text:span text:style-name="T27">Done [</text:span><text:span text:style-name="T48">6.3</text:span><text:span text:style-name="T32">hrs</text:span><text:span text:style-name="T27">]</text:span></text:p>
      <text:p text:style-name="P102"/>
      <text:p text:style-name="P68">============<text:bookmark-end text:name="__DdeLink__3790_4263677272"/></text:p>
      <text:p text:style-name="P68"/>
      <text:p text:style-name="P30"><text:span text:style-name="T33">8</text:span><text:span text:style-name="T29">) https://app.asana.com/0/1209395762772163/1209407836851362</text:span></text:p>
      <text:p text:style-name="P30"/>
      <text:p text:style-name="P30">Type CR</text:p>
      <text:p text:style-name="P30"/>
      <text:p text:style-name="P113">Status: <text:span text:style-name="T33">Pending Sample not given yet</text:span></text:p>
      <text:p text:style-name="P69">============</text:p>
      <text:p text:style-name="P64"/>
      <text:p text:style-name="P64"/>
      <text:p text:style-name="P64"/>
      <text:p text:style-name="P64"/>
      <text:p text:style-name="P62"/>
      <text:p text:style-name="P62"/>
      <text:p text:style-name="P62"/>
      <text:p text:style-name="P62"/>
      <text:p text:style-name="P60"/>
      <text:p text:style-name="P60"/>
      <text:p text:style-name="P60"/>
      <text:p text:style-name="P59"/>
      <text:p text:style-name="P59"/>
      <text:p text:style-name="P59"/>
      <text:p text:style-name="P122"><text:soft-page-break/>Hours NOT given yet</text:p>
      <text:p text:style-name="P122"/>
      <text:p text:style-name="P123"><text:span text:style-name="T52">1</text:span><text:span text:style-name="T29">) https://app.asana.com/0/1209395762772163/1209395762772201</text:span></text:p>
      <text:p text:style-name="P123"/>
      <text:p text:style-name="P123">Type CR</text:p>
      <text:p text:style-name="P123"/>
      <text:p text:style-name="P128">Status: <text:span text:style-name="T27">Done [</text:span><text:span text:style-name="T53">4</text:span><text:span text:style-name="T32">hrs</text:span><text:span text:style-name="T27">]</text:span></text:p>
      <text:p text:style-name="P116">============</text:p>
      <text:p text:style-name="P116"/>
      <text:p text:style-name="P124"><text:span text:style-name="T54">2</text:span><text:span text:style-name="T29">) https://app.asana.com/0/1209395762772163/1209781290985537</text:span></text:p>
      <text:p text:style-name="P124"/>
      <text:p text:style-name="P124">Type CR</text:p>
      <text:p text:style-name="P124"/>
      <text:p text:style-name="P131">Status: <text:span text:style-name="T27">Done [</text:span><text:span text:style-name="T56">3</text:span><text:span text:style-name="T32">hrs</text:span><text:span text:style-name="T27">]</text:span></text:p>
      <text:p text:style-name="P134"/>
      <text:p text:style-name="P117">============</text:p>
      <text:p text:style-name="P117"/>
      <text:p text:style-name="P126"><text:span text:style-name="T54">2</text:span><text:span text:style-name="T29">) </text:span><text:span text:style-name="T20">https://app.asana.com/0/1209395762772163/1209797966516560</text:span></text:p>
      <text:p text:style-name="P126"/>
      <text:p text:style-name="P126">Type CR</text:p>
      <text:p text:style-name="P126"/>
      <text:p text:style-name="P130">Status: issue is fix</text:p>
      <text:p text:style-name="P130"/>
      <text:p text:style-name="P130">server unable to render f:image <text:s/>fal tag</text:p>
      <text:p text:style-name="P130">so we have removed that with image tag</text:p>
      <text:p text:style-name="P130"/>
      <text:p text:style-name="P133">we have made this changes everywhere as this error might be occurred any time if any page have large amount of content which is containing large amount of images as well. fix page and updated player model and codes.</text:p>
      <text:p text:style-name="P130"/>
      <text:p text:style-name="P132">time: <text:span text:style-name="T61">4</text:span>hr<text:span text:style-name="T61">s</text:span></text:p>
      <text:p text:style-name="P117"/>
      <text:p text:style-name="P118">============</text:p>
      <text:p text:style-name="P117"/>
      <text:p text:style-name="P120">4) <text:a xlink:type="simple" xlink:href="https://app.asana.com/0/1209395762772163/1209781290985548" text:style-name="Internet_20_link" text:visited-style-name="Visited_20_Internet_20_Link">https://app.asana.com/0/1209395762772163/1209781290985548</text:a></text:p>
      <text:p text:style-name="P120"/>
      <text:p text:style-name="P125">Type CR</text:p>
      <text:p text:style-name="P125"/>
      <text:p text:style-name="P129">Status: <text:span text:style-name="T27">Done [</text:span><text:span text:style-name="T55">30min</text:span><text:span text:style-name="T27">]</text:span></text:p>
      <text:p text:style-name="P119">============</text:p>
      <text:p text:style-name="P119"/>
      <text:p text:style-name="P121"><text:span text:style-name="T60">5</text:span>) https://app.asana.com/0/1209395762772163/1209797966516554</text:p>
      <text:p text:style-name="P121"/>
      <text:p text:style-name="P127">Type CR</text:p>
      <text:p text:style-name="P127"><text:span text:style-name="T57">Status: </text:span><text:span text:style-name="T58">Done [</text:span><text:span text:style-name="T59">30min</text:span><text:span text:style-name="T5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1:51:36.775627095</meta:creation-date>
    <meta:generator>LibreOffice/7.5.5.2$MacOSX_AARCH64 LibreOffice_project/ca8fe7424262805f223b9a2334bc7181abbcbf5e</meta:generator>
    <dc:date>2025-03-27T15:54:58.774984027</dc:date>
    <meta:editing-duration>P2DT8H56M7S</meta:editing-duration>
    <meta:editing-cycles>116</meta:editing-cycles>
    <meta:document-statistic meta:table-count="0" meta:image-count="0" meta:object-count="0" meta:page-count="9" meta:paragraph-count="161" meta:word-count="451" meta:character-count="4746" meta:non-whitespace-character-count="4454"/>
  </office:meta>
</office:document-meta>
</file>